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8b3b" officeooo:paragraph-rsid="00158b3b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58b3b" officeooo:paragraph-rsid="00158b3b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58b3b" officeooo:paragraph-rsid="00158b3b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1add85" officeooo:paragraph-rsid="001c5162" style:font-weight-asian="normal" style:font-weight-complex="normal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158b3b" officeooo:paragraph-rsid="00158b3b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ac91e" officeooo:paragraph-rsid="00187a17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1707ce" officeooo:paragraph-rsid="001707ce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none" fo:font-weight="normal" officeooo:rsid="00158b3b" officeooo:paragraph-rsid="00158b3b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58b3b" officeooo:paragraph-rsid="00158b3b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707ce" officeooo:paragraph-rsid="001707c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9a88e" officeooo:paragraph-rsid="0019a88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87a17" officeooo:paragraph-rsid="00187a17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rsid="001ac91e" officeooo:paragraph-rsid="00187a17"/>
    </style:style>
    <style:style style:name="P14" style:family="paragraph" style:parent-style-name="Standard">
      <style:paragraph-properties fo:text-align="justify" style:justify-single-word="false"/>
      <style:text-properties officeooo:paragraph-rsid="001c5162"/>
    </style:style>
    <style:style style:name="P15" style:family="paragraph" style:parent-style-name="Standard">
      <loext:graphic-properties draw:fill="solid" draw:fill-color="#f3f5f7" draw:opacity="100%"/>
      <style:paragraph-properties fo:margin-top="0in" fo:margin-bottom="0.0835in" loext:contextual-spacing="false" fo:line-height="142%" fo:text-align="justify" style:justify-single-word="false" fo:orphans="2" fo:widows="2" fo:background-color="#f3f5f7" fo:padding="0.0693in" fo:border="0.99pt solid #aebdcc"/>
      <style:text-properties fo:font-variant="normal" fo:text-transform="none" fo:color="#333333" style:font-name="courier" fo:font-size="7.80000019073486pt" fo:letter-spacing="normal" fo:font-style="normal" fo:font-weight="normal" officeooo:paragraph-rsid="00187a17"/>
    </style:style>
    <style:style style:name="P16" style:family="paragraph" style:parent-style-name="Preformatted_20_Text">
      <loext:graphic-properties draw:fill="solid" draw:fill-color="#f3f5f7" draw:opacity="100%"/>
      <style:paragraph-properties fo:margin-top="0in" fo:margin-bottom="0.0835in" loext:contextual-spacing="false" fo:line-height="142%" fo:orphans="2" fo:widows="2" fo:background-color="#f3f5f7" fo:padding="0.0693in" fo:border="0.99pt solid #aebdcc"/>
      <style:text-properties fo:font-variant="normal" fo:text-transform="none" fo:color="#333333" fo:letter-spacing="normal" officeooo:paragraph-rsid="00187a17"/>
    </style:style>
    <style:style style:name="P17" style:family="paragraph" style:parent-style-name="Preformatted_20_Text">
      <loext:graphic-properties draw:fill="solid" draw:fill-color="#f3f5f7" draw:opacity="100%"/>
      <style:paragraph-properties fo:margin-top="0in" fo:margin-bottom="0.0835in" loext:contextual-spacing="false" fo:line-height="142%" fo:orphans="2" fo:widows="2" fo:background-color="#f3f5f7" fo:padding="0.0693in" fo:border="0.99pt solid #aebdcc"/>
      <style:text-properties fo:font-variant="normal" fo:text-transform="none" fo:color="#333333" style:font-name="courier" fo:font-size="7.80000019073486pt" fo:letter-spacing="normal" fo:font-style="normal" fo:font-weight="normal" officeooo:paragraph-rsid="00187a17"/>
    </style:style>
    <style:style style:name="P18" style:family="paragraph" style:parent-style-name="Preformatted_20_Text">
      <style:paragraph-properties fo:text-align="justify" style:justify-single-word="false"/>
      <style:text-properties fo:font-variant="normal" fo:text-transform="none" fo:color="#333333" fo:letter-spacing="normal" officeooo:rsid="001ac91e" officeooo:paragraph-rsid="00187a17"/>
    </style:style>
    <style:style style:name="P19" style:family="paragraph" style:parent-style-name="Preformatted_20_Text" style:list-style-name="L1">
      <style:paragraph-properties fo:text-align="justify" style:justify-single-word="false"/>
      <style:text-properties fo:font-variant="normal" fo:text-transform="none" fo:color="#333333" style:font-name="Liberation Serif" fo:font-size="12pt" fo:letter-spacing="normal" fo:font-style="normal" style:text-underline-style="solid" style:text-underline-width="auto" style:text-underline-color="font-color" fo:font-weight="bold" officeooo:rsid="001efbff" officeooo:paragraph-rsid="00187a17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add85" officeooo:paragraph-rsid="001add85" style:font-size-asian="16pt" style:font-weight-asian="bold" style:font-size-complex="16pt" style:font-weight-complex="bold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e07ce" officeooo:paragraph-rsid="001e07ce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style:text-underline-style="solid" style:text-underline-width="auto" style:text-underline-color="font-color" fo:font-weight="bold" officeooo:rsid="00178cfe" officeooo:paragraph-rsid="00178cfe" style:font-size-asian="14pt" style:font-weight-asian="bold" style:font-size-complex="16pt" style:font-weight-complex="bold"/>
    </style:style>
    <style:style style:name="P23" style:family="paragraph" style:parent-style-name="Standard">
      <style:text-properties fo:font-size="16pt" style:text-underline-style="solid" style:text-underline-width="auto" style:text-underline-color="font-color" fo:font-weight="bold" officeooo:rsid="00178cfe" officeooo:paragraph-rsid="001dd417" style:font-size-asian="14pt" style:font-weight-asian="bold" style:font-size-complex="16pt" style:font-weight-complex="bold"/>
    </style:style>
    <style:style style:name="P24" style:family="paragraph" style:parent-style-name="Standard">
      <style:text-properties fo:font-size="12pt" style:text-underline-style="none" fo:font-weight="normal" officeooo:rsid="00178cfe" officeooo:paragraph-rsid="00178cf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officeooo:paragraph-rsid="00187a17"/>
    </style:style>
    <style:style style:name="P26" style:family="paragraph" style:parent-style-name="Standard" style:list-style-name="L3">
      <style:paragraph-properties fo:text-align="justify" style:justify-single-word="false"/>
      <style:text-properties officeooo:paragraph-rsid="001e07ce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1ac91e" officeooo:paragraph-rsid="00187a17"/>
    </style:style>
    <style:style style:name="P28" style:family="paragraph" style:parent-style-name="Standard" style:list-style-name="L1">
      <style:paragraph-properties fo:text-align="justify" style:justify-single-word="false"/>
      <style:text-properties fo:font-weight="bold" officeooo:rsid="001b20f6" officeooo:paragraph-rsid="00187a17" style:font-weight-asian="bold" style:font-weight-complex="bold"/>
    </style:style>
    <style:style style:name="P29" style:family="paragraph" style:parent-style-name="Standard" style:list-style-name="L2">
      <style:text-properties officeooo:rsid="001438d3" officeooo:paragraph-rsid="001438d3"/>
    </style:style>
    <style:style style:name="T1" style:family="text">
      <style:text-properties officeooo:rsid="00178cfe"/>
    </style:style>
    <style:style style:name="T2" style:family="text">
      <style:text-properties style:font-name="courier" fo:font-size="7.80000019073486pt" fo:font-style="normal" fo:font-weight="normal"/>
    </style:style>
    <style:style style:name="T3" style:family="text">
      <style:text-properties style:font-name="courier" fo:font-size="7.80000019073486pt" fo:font-style="normal" fo:font-weight="normal" officeooo:rsid="001ac91e"/>
    </style:style>
    <style:style style:name="T4" style:family="text">
      <style:text-properties style:font-name="Liberation Serif" fo:font-size="12pt" fo:font-style="normal" style:text-underline-style="solid" style:text-underline-width="auto" style:text-underline-color="font-color" fo:font-weight="bold" officeooo:rsid="00219ec0" style:font-size-asian="10.5pt" style:font-weight-asian="bold" style:font-size-complex="12pt" style:font-weight-complex="bold"/>
    </style:style>
    <style:style style:name="T5" style:family="text">
      <style:text-properties style:font-name="Liberation Serif" fo:font-size="12pt" fo:font-style="normal" style:text-underline-style="solid" style:text-underline-width="auto" style:text-underline-color="font-color" fo:font-weight="bold" officeooo:rsid="001efbff" style:font-size-asian="12pt" style:font-weight-asian="bold" style:font-size-complex="12pt" style:font-weight-complex="bold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style:text-underline-style="solid" style:text-underline-width="auto" style:text-underline-color="font-color" fo:font-weight="bold" officeooo:rsid="001fcc4f" style:font-size-asian="12pt" style:font-weight-asian="bold" style:font-size-complex="12pt" style:font-weight-complex="bold"/>
    </style:style>
    <style:style style:name="T8" style:family="text">
      <style:text-properties officeooo:rsid="0014db7d"/>
    </style:style>
    <style:style style:name="T9" style:family="text">
      <style:text-properties style:text-underline-style="none" fo:font-weight="normal" officeooo:rsid="001add85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bold" officeooo:rsid="001c5162" style:font-weight-asian="bold" style:font-weight-complex="bold"/>
    </style:style>
    <style:style style:name="T11" style:family="text">
      <style:text-properties fo:font-variant="normal" fo:text-transform="none" fo:color="#000000" style:font-name="Liberation Serif" fo:font-size="10.8000001907349pt" fo:letter-spacing="normal" fo:font-style="normal"/>
    </style:style>
    <style:style style:name="T12" style:family="text">
      <style:text-properties fo:font-variant="normal" fo:text-transform="none" fo:color="#000000" style:font-name="Liberation Serif" fo:letter-spacing="normal" fo:font-style="normal"/>
    </style:style>
    <style:style style:name="T13" style:family="text">
      <style:text-properties fo:color="#000000" style:font-name="Liberation Serif" fo:font-size="12pt" style:text-underline-style="none" fo:font-weight="normal" officeooo:rsid="001add85" style:font-size-asian="12pt" style:font-weight-asian="normal" style:font-size-complex="12pt" style:font-weight-complex="normal"/>
    </style:style>
    <style:style style:name="T14" style:family="text">
      <style:text-properties officeooo:rsid="001dd417"/>
    </style:style>
    <style:style style:name="T15" style:family="text">
      <style:text-properties officeooo:rsid="001ac91e"/>
    </style:style>
    <style:style style:name="T16" style:family="text">
      <style:text-properties officeooo:rsid="001e07ce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53354518" text:style-name="L1">
        <text:list-header>
          <text:p text:style-name="P20">Arduino with ROS</text:p>
          <text:p text:style-name="P21"><text:span text:style-name="T12">LIST OF PROGRAMS:</text:span></text:p>
        </text:list-header>
      </text:list>
      <text:list xml:id="list3200619561" text:style-name="L3">
        <text:list-item>
          <text:p text:style-name="P26"><text:span text:style-name="T16">Led Blink Built in.</text:span></text:p>
        </text:list-item>
        <text:list-item>
          <text:p text:style-name="P26"><text:span text:style-name="T16">LED Blink Separate on Bread Board.</text:span></text:p>
        </text:list-item>
        <text:list-item>
          <text:p text:style-name="P26"><text:span text:style-name="T16">Key Board Interface</text:span></text:p>
        </text:list-item>
        <text:list-item>
          <text:p text:style-name="P26"><text:span text:style-name="T16">LCD Interface.</text:span></text:p>
        </text:list-item>
        <text:list-item>
          <text:p text:style-name="P26"><text:span text:style-name="T16">Water Sensor Interface.</text:span></text:p>
        </text:list-item>
        <text:list-item>
          <text:p text:style-name="P26"><text:span text:style-name="T16">IR sensor Interface.</text:span></text:p>
        </text:list-item>
        <text:list-item>
          <text:p text:style-name="P26"><text:span text:style-name="T16">Push Button Interface.</text:span></text:p>
        </text:list-item>
        <text:list-item>
          <text:p text:style-name="P26"><text:span text:style-name="T16">Hellow World Code.</text:span></text:p>
        </text:list-item>
        <text:list-item>
          <text:p text:style-name="P26"><text:span text:style-name="T16">Speaker Interface. <text:s text:c="11"/></text:span></text:p>
        </text:list-item>
      </text:list>
      <text:p text:style-name="P13"/>
      <text:p text:style-name="P25"><text:span text:style-name="T15"><text:s text:c="12"/></text:span><text:span text:style-name="T13"><text:s/></text:span><text:span text:style-name="T9"><text:s text:c="10"/></text:span></text:p>
      <text:p text:style-name="P4"/>
      <text:p text:style-name="P4"/>
      <text:p text:style-name="P14"><text:span text:style-name="T9"><text:s text:c="13"/></text:span><text:span text:style-name="T10">Install ROS Library in Arduino IDE:</text:span><text:span text:style-name="T9"> <text:s text:c="3"/></text:span></text:p>
      <text:p text:style-name="P4"/>
      <text:list xml:id="list90736173005774" text:continue-list="list2153354518" text:style-name="L1">
        <text:list-item>
          <text:p text:style-name="P27">Installing Arduino in ubuntu through terminal so that arduino link with ROS by using following commands:</text:p>
          <text:p text:style-name="P28"/>
          <text:p text:style-name="P28">INSTALL:</text:p>
        </text:list-item>
      </text:list>
      <text:p text:style-name="P15"><text:s text:c="3"/>sudo apt-get install ros-indigo-rosserial-arduino</text:p>
      <text:p text:style-name="P17"><text:bookmark text:name="line-2-2"/><text:s text:c="3"/>sudo apt-get install ros-indigo-rosserial</text:p>
      <text:p text:style-name="P18"><text:span text:style-name="T2"><text:s text:c="7"/></text:span><text:span text:style-name="T4">INSTALL </text:span><text:span text:style-name="T5">CATKIN <text:s/>WS:</text:span></text:p>
      <text:p text:style-name="P16"><text:bookmark text:name="line-2-4"/><text:s text:c="2"/><text:span text:style-name="T3">cd &lt;ws&gt;/src</text:span></text:p>
      <text:p text:style-name="P16"><text:s text:c="2"/><text:span text:style-name="T2">git clone https://github.com/ros-drivers/rosserial.git</text:span></text:p>
      <text:p text:style-name="P16"><text:bookmark text:name="line-3-3"/><text:s text:c="2"/><text:span text:style-name="T2">cd &lt;ws&gt;</text:span></text:p>
      <text:p text:style-name="P16"><text:bookmark text:name="line-4-3"/><text:s text:c="2"/><text:span text:style-name="T2">catkin_make</text:span></text:p>
      <text:p text:style-name="P16"><text:bookmark text:name="line-5-3"/><text:s text:c="2"/><text:span text:style-name="T2">catkin_make install</text:span></text:p>
      <text:list xml:id="list90736796781313" text:continue-numbering="true" text:style-name="L1">
        <text:list-header>
          <text:p text:style-name="P19">INSTALL <text:s/>ROS <text:s/>LIB:</text:p>
        </text:list-header>
      </text:list>
      <text:p text:style-name="P16"><text:bookmark text:name="line-2-8"/><text:s text:c="2"/><text:span text:style-name="T3">cd &lt;sketchbook&gt;/libraries</text:span></text:p>
      <text:p text:style-name="P17"><text:s text:c="3"/>rm -rf ros_lib</text:p>
      <text:p text:style-name="P16"><text:bookmark text:name="line-3-6"/><text:s text:c="2"/><text:span text:style-name="T2">rosrun rosserial_arduino make_libraries.py</text:span></text:p>
      <text:p text:style-name="P18"><text:s text:c="4"/><text:span text:style-name="T6"><text:s/></text:span><text:span text:style-name="T7">INSTALL <text:s/>ARDUINO LIB:</text:span></text:p>
      <text:p text:style-name="P16"><text:bookmark text:name="line-2-9"/><text:s text:c="2"/><text:span text:style-name="T3">cd &lt;some_empty_directory&gt;</text:span><text:line-break/> <text:s/><text:span text:style-name="T2">rosrun rosserial_arduino make_libraries.py</text:span></text:p>
      <text:p text:style-name="P6"/>
      <text:p text:style-name="P5"/>
      <text:p text:style-name="P12"><text:soft-page-break/>PROGRAMS:</text:p>
      <text:p text:style-name="P8"/>
      <text:p text:style-name="P11">Before each code run these 4 commands on separate terminals:</text:p>
      <text:p text:style-name="P11"/>
      <text:list xml:id="list811168181" text:style-name="L2">
        <text:list-item>
          <text:p text:style-name="P29">sudo arduino</text:p>
        </text:list-item>
        <text:list-item>
          <text:p text:style-name="P29">rosrun rosserial arduino serial_node.py _ <text:span text:style-name="T8">port</text:span>:=/dev/ttyACM0</text:p>
        </text:list-item>
        <text:list-item>
          <text:p text:style-name="P29">sudo chmod a+rw/dev/ttyACM0</text:p>
        </text:list-item>
        <text:list-item>
          <text:p text:style-name="P29">rostopic echo chatterroscore</text:p>
        </text:list-item>
      </text:list>
      <text:p text:style-name="P5"/>
      <text:p text:style-name="P5"/>
      <text:p text:style-name="P5"/>
      <text:p text:style-name="P5">1 # LED BLINK:</text:p>
      <text:p text:style-name="P1"/>
      <text:p text:style-name="P1">#include &lt;ros.h&gt;</text:p>
      <text:p text:style-name="P1">#include &lt;std_msgs/Empty.h&gt;</text:p>
      <text:p text:style-name="P1"/>
      <text:p text:style-name="P1">ros::NodeHandle nh;</text:p>
      <text:p text:style-name="P1"/>
      <text:p text:style-name="P1">void messageCb( const std_msgs::Empty&amp; toggle_msg){</text:p>
      <text:p text:style-name="P1"><text:s text:c="2"/>digitalWrite(13, HIGH-digitalRead(13)); <text:s text:c="2"/>// blink the led</text:p>
      <text:p text:style-name="P1">}</text:p>
      <text:p text:style-name="P1"/>
      <text:p text:style-name="P1">ros::Subscriber&lt;std_msgs::Empty&gt; sub("toggle_led", &amp;messageCb );</text:p>
      <text:p text:style-name="P1"/>
      <text:p text:style-name="P1">void setup()</text:p>
      <text:p text:style-name="P1">{</text:p>
      <text:p text:style-name="P1"><text:s text:c="2"/>pinMode(13, OUTPUT);</text:p>
      <text:p text:style-name="P1"><text:s text:c="2"/>nh.initNode();</text:p>
      <text:p text:style-name="P1"><text:s text:c="2"/>nh.subscribe(sub);</text:p>
      <text:p text:style-name="P1">}</text:p>
      <text:p text:style-name="P1"/>
      <text:p text:style-name="P1">void loop()</text:p>
      <text:p text:style-name="P1">{</text:p>
      <text:p text:style-name="P1"><text:s text:c="2"/>nh.spinOnce();</text:p>
      <text:p text:style-name="P1"><text:s text:c="2"/>delay(1000);</text:p>
      <text:p text:style-name="P1">}</text:p>
      <text:p text:style-name="P1"/>
      <text:p text:style-name="P1"/>
      <text:p text:style-name="P1"/>
      <text:p text:style-name="P5">2 # LCD INTERFACE:</text:p>
      <text:p text:style-name="P3"/>
      <text:p text:style-name="P3">/*</text:p>
      <text:p text:style-name="P3"><text:s/>* rosserial Publisher Example</text:p>
      <text:p text:style-name="P3"><text:s/>* Prints "hello world!"</text:p>
      <text:p text:style-name="P3"><text:s/>*/</text:p>
      <text:p text:style-name="P3"/>
      <text:p text:style-name="P3"><text:soft-page-break/>#include &lt;LiquidCrystal.h&gt;</text:p>
      <text:p text:style-name="P3">LiquidCrystal lcd(12, 11, 5, 4, 3, 2);</text:p>
      <text:p text:style-name="P3"/>
      <text:p text:style-name="P3">#include &lt;ros.h&gt;</text:p>
      <text:p text:style-name="P3">#include &lt;std_msgs/String.h&gt;</text:p>
      <text:p text:style-name="P3"/>
      <text:p text:style-name="P3">ros::NodeHandle <text:s/>nh;</text:p>
      <text:p text:style-name="P3"/>
      <text:p text:style-name="P3">std_msgs::String str_msg;</text:p>
      <text:p text:style-name="P3">ros::Publisher chatter("chatter", &amp;str_msg);</text:p>
      <text:p text:style-name="P3"/>
      <text:p text:style-name="P3">char hello[13] = "Swarm RL";</text:p>
      <text:p text:style-name="P3"/>
      <text:p text:style-name="P3">void setup()</text:p>
      <text:p text:style-name="P3">{</text:p>
      <text:p text:style-name="P3"><text:s text:c="2"/>lcd.begin(16, 2);</text:p>
      <text:p text:style-name="P3"><text:s text:c="2"/></text:p>
      <text:p text:style-name="P3"><text:s text:c="2"/>nh.initNode();</text:p>
      <text:p text:style-name="P3"><text:s text:c="2"/>nh.advertise(chatter);</text:p>
      <text:p text:style-name="P3">}</text:p>
      <text:p text:style-name="P3"/>
      <text:p text:style-name="P3">void loop()</text:p>
      <text:p text:style-name="P3">{</text:p>
      <text:p text:style-name="P3"><text:s text:c="2"/>str_msg.data = hello;</text:p>
      <text:p text:style-name="P3"><text:s text:c="2"/>chatter.publish( &amp;str_msg );</text:p>
      <text:p text:style-name="P3"><text:s text:c="2"/>nh.spinOnce();</text:p>
      <text:p text:style-name="P3"><text:s text:c="2"/>delay(1000);</text:p>
      <text:p text:style-name="P3"/>
      <text:p text:style-name="P3"/>
      <text:p text:style-name="P3"><text:s text:c="2"/>lcd.setCursor(0, 0);</text:p>
      <text:p text:style-name="P3"><text:s text:c="2"/>lcd.print(hello);</text:p>
      <text:p text:style-name="P3"><text:s text:c="2"/>delay(1000);</text:p>
      <text:p text:style-name="P3"><text:s text:c="2"/>lcd.clear(); </text:p>
      <text:p text:style-name="P3"/>
      <text:p text:style-name="P3"/>
      <text:p text:style-name="P3"/>
      <text:p text:style-name="P3">}</text:p>
      <text:p text:style-name="P3"/>
      <text:p text:style-name="P3"/>
      <text:p text:style-name="P5">3 # PUSH BUTTON:</text:p>
      <text:p text:style-name="P3"/>
      <text:p text:style-name="P3">/* </text:p>
      <text:p text:style-name="P3"><text:s/>* Button Example for Rosserial</text:p>
      <text:p text:style-name="P3"><text:s/>*/</text:p>
      <text:p text:style-name="P3"/>
      <text:p text:style-name="P3">#include &lt;ros.h&gt;</text:p>
      <text:p text:style-name="P3">#include &lt;std_msgs/Bool.h&gt;</text:p>
      <text:p text:style-name="P3"/>
      <text:p text:style-name="P3"><text:soft-page-break/></text:p>
      <text:p text:style-name="P3">ros::NodeHandle nh;</text:p>
      <text:p text:style-name="P3"/>
      <text:p text:style-name="P3">std_msgs::Bool pushed_msg;</text:p>
      <text:p text:style-name="P3">ros::Publisher pub_button("pushed", &amp;pushed_msg);</text:p>
      <text:p text:style-name="P3"/>
      <text:p text:style-name="P3">const int button_pin = 7;</text:p>
      <text:p text:style-name="P3">const int led_pin = 13;</text:p>
      <text:p text:style-name="P3"/>
      <text:p text:style-name="P3">bool last_reading;</text:p>
      <text:p text:style-name="P3">long last_debounce_time=0;</text:p>
      <text:p text:style-name="P3">long debounce_delay=50;</text:p>
      <text:p text:style-name="P3">bool published = true;</text:p>
      <text:p text:style-name="P3"/>
      <text:p text:style-name="P3">void setup()</text:p>
      <text:p text:style-name="P3">{</text:p>
      <text:p text:style-name="P3"><text:s text:c="2"/>nh.initNode();</text:p>
      <text:p text:style-name="P3"><text:s text:c="2"/>nh.advertise(pub_button);</text:p>
      <text:p text:style-name="P3"><text:s text:c="2"/></text:p>
      <text:p text:style-name="P3"><text:s text:c="2"/>//initialize an LED output pin </text:p>
      <text:p text:style-name="P3"><text:s text:c="2"/>//and a input pin for our push button</text:p>
      <text:p text:style-name="P3"><text:s text:c="2"/>pinMode(led_pin, OUTPUT);</text:p>
      <text:p text:style-name="P3"><text:s text:c="2"/>pinMode(button_pin, INPUT);</text:p>
      <text:p text:style-name="P3"><text:s text:c="2"/></text:p>
      <text:p text:style-name="P3"><text:s text:c="2"/>//Enable the pullup resistor on the button</text:p>
      <text:p text:style-name="P3"><text:s text:c="2"/>digitalWrite(button_pin, HIGH);</text:p>
      <text:p text:style-name="P3"><text:s text:c="2"/></text:p>
      <text:p text:style-name="P3"><text:s text:c="2"/>//The button is a normally button</text:p>
      <text:p text:style-name="P3"><text:s text:c="2"/>last_reading = ! digitalRead(button_pin);</text:p>
      <text:p text:style-name="P3"><text:s/></text:p>
      <text:p text:style-name="P3">}</text:p>
      <text:p text:style-name="P3"/>
      <text:p text:style-name="P3">void loop()</text:p>
      <text:p text:style-name="P3">{</text:p>
      <text:p text:style-name="P3"><text:s text:c="2"/></text:p>
      <text:p text:style-name="P3"><text:s text:c="2"/>bool reading = ! digitalRead(button_pin);</text:p>
      <text:p text:style-name="P3"><text:s text:c="2"/></text:p>
      <text:p text:style-name="P3"><text:s text:c="2"/>if (last_reading!= reading){</text:p>
      <text:p text:style-name="P3"><text:s text:c="6"/>last_debounce_time = millis();</text:p>
      <text:p text:style-name="P3"><text:s text:c="6"/>published = false;</text:p>
      <text:p text:style-name="P3"><text:s text:c="2"/>}</text:p>
      <text:p text:style-name="P3"><text:s text:c="2"/>+</text:p>
      <text:p text:style-name="P3"><text:s text:c="2"/>//if the button value has not changed during the debounce delay</text:p>
      <text:p text:style-name="P3"><text:s text:c="2"/>// we know it is stable</text:p>
      <text:p text:style-name="P3"><text:s text:c="2"/>if ( !published &amp;&amp; (millis() - last_debounce_time) <text:s/>&gt; debounce_delay) {</text:p>
      <text:p text:style-name="P3"><text:s text:c="4"/>digitalWrite(led_pin, reading);</text:p>
      <text:p text:style-name="P3"><text:s text:c="4"/>pushed_msg.data = reading;</text:p>
      <text:p text:style-name="P3"><text:s text:c="4"/>pub_button.publish(&amp;pushed_msg);</text:p>
      <text:p text:style-name="P3"><text:s text:c="4"/>published = true;</text:p>
      <text:p text:style-name="P3"><text:soft-page-break/><text:s text:c="2"/>} </text:p>
      <text:p text:style-name="P3"/>
      <text:p text:style-name="P3"><text:s text:c="2"/>last_reading = reading;</text:p>
      <text:p text:style-name="P3"><text:s text:c="2"/></text:p>
      <text:p text:style-name="P3"><text:s text:c="2"/>nh.spinOnce();</text:p>
      <text:p text:style-name="P3">}</text:p>
      <text:p text:style-name="P3"/>
      <text:p text:style-name="P3"/>
      <text:p text:style-name="P5">4 # BLINK LED:</text:p>
      <text:p text:style-name="P3"/>
      <text:p text:style-name="P3">#include &lt;ros.h&gt;</text:p>
      <text:p text:style-name="P3">#include &lt;std_msgs/Empty.h&gt;</text:p>
      <text:p text:style-name="P3"/>
      <text:p text:style-name="P3">ros::NodeHandle nh;</text:p>
      <text:p text:style-name="P3"/>
      <text:p text:style-name="P3">void messageCb( const std_msgs::Empty&amp; toggle_msg){</text:p>
      <text:p text:style-name="P3"><text:s text:c="2"/>digitalWrite(13, HIGH-digitalRead(13)); <text:s text:c="2"/>// blink the led</text:p>
      <text:p text:style-name="P3">}</text:p>
      <text:p text:style-name="P3"/>
      <text:p text:style-name="P3">ros::Subscriber&lt;std_msgs::Empty&gt; sub("toggle_led", &amp;messageCb );</text:p>
      <text:p text:style-name="P3"/>
      <text:p text:style-name="P3">void setup()</text:p>
      <text:p text:style-name="P3">{</text:p>
      <text:p text:style-name="P3"><text:s text:c="2"/>pinMode(13, OUTPUT);</text:p>
      <text:p text:style-name="P3"><text:s text:c="2"/>nh.initNode();</text:p>
      <text:p text:style-name="P3"><text:s text:c="2"/>nh.subscribe(sub);</text:p>
      <text:p text:style-name="P3">}</text:p>
      <text:p text:style-name="P3"/>
      <text:p text:style-name="P3">void loop()</text:p>
      <text:p text:style-name="P3">{</text:p>
      <text:p text:style-name="P3"><text:s text:c="2"/>nh.spinOnce();</text:p>
      <text:p text:style-name="P3"><text:s text:c="2"/>delay(1);</text:p>
      <text:p text:style-name="P3">}</text:p>
      <text:p text:style-name="P3"/>
      <text:p text:style-name="P3"/>
      <text:p text:style-name="P5">5 # KEYBOARD INTERFACE:</text:p>
      <text:p text:style-name="P3"/>
      <text:p text:style-name="P3"/>
      <text:p text:style-name="P3">#include &lt;LiquidCrystal.h&gt;</text:p>
      <text:p text:style-name="P3">LiquidCrystal lcd(12, 11, 5, 4, 3, 2);</text:p>
      <text:p text:style-name="P3"/>
      <text:p text:style-name="P3"/>
      <text:p text:style-name="P3">int ledpin =13;</text:p>
      <text:p text:style-name="P3"/>
      <text:p text:style-name="P3"/>
      <text:p text:style-name="P3"/>
      <text:p text:style-name="P3">void setup() {</text:p>
      <text:p text:style-name="P3"><text:s text:c="2"/>// put your setup code here, to run once:</text:p>
      <text:p text:style-name="P3"><text:soft-page-break/><text:s text:c="2"/>lcd.begin(16, 2);</text:p>
      <text:p text:style-name="P3"/>
      <text:p text:style-name="P3">Serial.begin(9600);</text:p>
      <text:p text:style-name="P3">pinMode (ledpin, OUTPUT); </text:p>
      <text:p text:style-name="P3"/>
      <text:p text:style-name="P3">}</text:p>
      <text:p text:style-name="P3"/>
      <text:p text:style-name="P3">void loop() {</text:p>
      <text:p text:style-name="P3"><text:s text:c="2"/>// put your main code here, to run repeatedly:</text:p>
      <text:p text:style-name="P3"/>
      <text:p text:style-name="P3">while (Serial.available()==0);</text:p>
      <text:p text:style-name="P3"/>
      <text:p text:style-name="P3">int val = Serial.read();</text:p>
      <text:p text:style-name="P3">char dis = char(val);</text:p>
      <text:p text:style-name="P3">Serial.println(dis);</text:p>
      <text:p text:style-name="P3"/>
      <text:p text:style-name="P3"/>
      <text:p text:style-name="P3"/>
      <text:p text:style-name="P3"/>
      <text:p text:style-name="P3"><text:s/>lcd.setCursor(0, 0);</text:p>
      <text:p text:style-name="P3"><text:s text:c="2"/>lcd.print(dis);</text:p>
      <text:p text:style-name="P3"><text:s text:c="2"/>delay(5000);</text:p>
      <text:p text:style-name="P3"><text:s text:c="2"/>lcd.clear();</text:p>
      <text:p text:style-name="P3"/>
      <text:p text:style-name="P3">}</text:p>
      <text:p text:style-name="P3"/>
      <text:p text:style-name="P3"/>
      <text:p text:style-name="P3"/>
      <text:p text:style-name="P5">6 # SPEAKER:</text:p>
      <text:p text:style-name="P2"/>
      <text:p text:style-name="P2">// Pin to which an 8 Ohm speaker is connected (use a 150 - 220 Ohm resistor)</text:p>
      <text:p text:style-name="P2">#define speakerPin 12</text:p>
      <text:p text:style-name="P2"/>
      <text:p text:style-name="P2">// Tempo (beats per minute)</text:p>
      <text:p text:style-name="P2">#define bpm 96</text:p>
      <text:p text:style-name="P2"/>
      <text:p text:style-name="P2">// Gap between notes. This is expressed as percentage of time between 2 beats.</text:p>
      <text:p text:style-name="P2">#define noteGapPercentage 10</text:p>
      <text:p text:style-name="P2"/>
      <text:p text:style-name="P2">/*</text:p>
      <text:p text:style-name="P2"><text:s/>* 2D array containing the notes to be played</text:p>
      <text:p text:style-name="P2"><text:s/>* A note comprises of two values:</text:p>
      <text:p text:style-name="P2"><text:s/>* <text:s/>* The first value determines the frequency of the note.</text:p>
      <text:p text:style-name="P2"><text:s/>* <text:s text:c="3"/>This is expressed as the number of a key on an 88-key piano (1 - 88)</text:p>
      <text:p text:style-name="P2"><text:s/>* <text:s text:c="3"/>A number outside this range can be used (e.g. 0) to create a gap </text:p>
      <text:p text:style-name="P2"><text:s/>* <text:s/>* The second value determines the duration:</text:p>
      <text:p text:style-name="P2"><text:s/>* <text:s text:c="3"/>* 1 represents a whole note (spans 4 beats)</text:p>
      <text:p text:style-name="P2"><text:s/>* <text:s text:c="3"/>* 2 represents a half note (spans 2 beats)</text:p>
      <text:p text:style-name="P2"><text:soft-page-break/><text:s/>* <text:s text:c="3"/>* 4 represents a quarter note (spans 1 beat)</text:p>
      <text:p text:style-name="P2"><text:s/>* <text:s text:c="3"/>* 8 represents an eighth note (spans 0.5 beat)</text:p>
      <text:p text:style-name="P2"><text:s/>* <text:s text:c="5"/>etc.</text:p>
      <text:p text:style-name="P2"><text:s/>*/</text:p>
      <text:p text:style-name="P2">uint8_t notes[][2] = {</text:p>
      <text:p text:style-name="P2"><text:s text:c="2"/>{35,4}, {35,4}, {42,4}, {42,4}, {44,4}, {44,4}, {42,2},</text:p>
      <text:p text:style-name="P2"><text:s text:c="2"/>{40,4}, {40,4}, {39,4}, {39,4}, {37,4}, {37,4}, {35,2},</text:p>
      <text:p text:style-name="P2"><text:s text:c="2"/>{42,4}, {42,4}, {40,4}, {40,4}, {39,4}, {39,4}, {37,2},</text:p>
      <text:p text:style-name="P2"><text:s text:c="2"/>{42,4}, {42,4}, {40,4}, {40,4}, {39,4}, {39,4}, {37,2},</text:p>
      <text:p text:style-name="P2"><text:s text:c="2"/>{35,4}, {35,4}, {42,4}, {42,4}, {44,4}, {44,4}, {42,2},</text:p>
      <text:p text:style-name="P2"><text:s text:c="2"/>{40,4}, {40,4}, {39,4}, {39,4}, {37,4}, {37,4}, {35,2}</text:p>
      <text:p text:style-name="P2">};</text:p>
      <text:p text:style-name="P2"/>
      <text:p text:style-name="P2">// Time between two beats in microseconds (equal to length of a quarter note)</text:p>
      <text:p text:style-name="P2">#define beatDuration (60.0 / bpm) * 1000000L</text:p>
      <text:p text:style-name="P2"/>
      <text:p text:style-name="P2">// Time of the gap between two notes in microseconds</text:p>
      <text:p text:style-name="P2">#define noteGap beatDuration * (noteGapPercentage / 100.0)</text:p>
      <text:p text:style-name="P2"/>
      <text:p text:style-name="P2">void setup() {</text:p>
      <text:p text:style-name="P2"><text:s text:c="2"/>// Set the speakerPin as an output</text:p>
      <text:p text:style-name="P2"><text:s text:c="2"/>pinMode(speakerPin, OUTPUT);</text:p>
      <text:p text:style-name="P2"/>
      <text:p text:style-name="P2"><text:s text:c="2"/>// Iterate over the notes array</text:p>
      <text:p text:style-name="P2"><text:s text:c="2"/>for(int i = 0; i &lt; (sizeof(notes) / sizeof(*notes)); i++) {</text:p>
      <text:p text:style-name="P2"><text:s text:c="4"/>// pass the key number and note type</text:p>
      <text:p text:style-name="P2"><text:s text:c="4"/>playNote(notes[i][0], notes[i][1]);</text:p>
      <text:p text:style-name="P2"><text:s text:c="2"/>}</text:p>
      <text:p text:style-name="P2">}</text:p>
      <text:p text:style-name="P2"/>
      <text:p text:style-name="P2">/*</text:p>
      <text:p text:style-name="P2"><text:s/>* Plays an individual note.</text:p>
      <text:p text:style-name="P2"><text:s/>* </text:p>
      <text:p text:style-name="P2"><text:s/>* keyNumber - The key number (1 - 88)</text:p>
      <text:p text:style-name="P2"><text:s/>* noteType - The note type (1, 2, 4, 8, etc.)</text:p>
      <text:p text:style-name="P2"><text:s/>*/</text:p>
      <text:p text:style-name="P2">void playNote(uint8_t keyNumber, uint8_t noteType) {</text:p>
      <text:p text:style-name="P2"><text:s text:c="2"/>long halfPeriod = getPeriodForKey(keyNumber) / 2;</text:p>
      <text:p text:style-name="P2"><text:s text:c="2"/>long noteDuration = beatDuration * (4.0 / noteType);</text:p>
      <text:p text:style-name="P2"><text:s text:c="2"/>long elapsed = 0;</text:p>
      <text:p text:style-name="P2"/>
      <text:p text:style-name="P2"><text:s text:c="2"/>// While we have a note to play</text:p>
      <text:p text:style-name="P2"><text:s text:c="2"/>while(halfPeriod &gt; 0 &amp;&amp; elapsed &lt; (noteDuration - noteGap)) {</text:p>
      <text:p text:style-name="P2"><text:s text:c="4"/>// Set speakerPin high for half of the period</text:p>
      <text:p text:style-name="P2"><text:s text:c="4"/>digitalWrite(speakerPin, HIGH);</text:p>
      <text:p text:style-name="P2"><text:s text:c="4"/>wait(halfPeriod);</text:p>
      <text:p text:style-name="P2"/>
      <text:p text:style-name="P2"><text:s text:c="4"/>// Set speakerPin low for half of the period</text:p>
      <text:p text:style-name="P2"><text:s text:c="4"/>digitalWrite(speakerPin, LOW);</text:p>
      <text:p text:style-name="P2"><text:soft-page-break/><text:s text:c="4"/>wait(halfPeriod);</text:p>
      <text:p text:style-name="P2"/>
      <text:p text:style-name="P2"><text:s text:c="4"/>// Update the amount of time that has elapsed</text:p>
      <text:p text:style-name="P2"><text:s text:c="4"/>elapsed += halfPeriod * 2;</text:p>
      <text:p text:style-name="P2"><text:s text:c="2"/>}</text:p>
      <text:p text:style-name="P2"/>
      <text:p text:style-name="P2"><text:s text:c="2"/>/*</text:p>
      <text:p text:style-name="P2"><text:s text:c="3"/>* Gap between notes. Calculated using 'elapsed' to minimise timing errors</text:p>
      <text:p text:style-name="P2"><text:s text:c="3"/>* and ensure that the correct gap occurs whenever getPeriodForKey() returns</text:p>
      <text:p text:style-name="P2"><text:s text:c="3"/>* zero. </text:p>
      <text:p text:style-name="P2"><text:s text:c="3"/>*/</text:p>
      <text:p text:style-name="P2"><text:s text:c="2"/>wait(noteDuration - elapsed);</text:p>
      <text:p text:style-name="P2">}</text:p>
      <text:p text:style-name="P2"/>
      <text:p text:style-name="P2">/*</text:p>
      <text:p text:style-name="P2"><text:s/>* Returns the period for a key or zero for key numbers outside the range of 1 -</text:p>
      <text:p text:style-name="P2"><text:s/>* 88.</text:p>
      <text:p text:style-name="P2"><text:s/>* </text:p>
      <text:p text:style-name="P2"><text:s/>* keyNumber - The key number (1 - 88)</text:p>
      <text:p text:style-name="P2"><text:s/>*/</text:p>
      <text:p text:style-name="P2">long getPeriodForKey(uint8_t keyNumber) {</text:p>
      <text:p text:style-name="P2"><text:s text:c="2"/>// If the key is between 1 and 88</text:p>
      <text:p text:style-name="P2"><text:s text:c="2"/>if(keyNumber &gt;= 1 &amp;&amp; keyNumber &lt;= 88) {</text:p>
      <text:p text:style-name="P2"><text:s text:c="4"/>// Return the period (one second divided by the frequency of the key)</text:p>
      <text:p text:style-name="P2"><text:s text:c="4"/>return 1000000L / (pow(2.0, (keyNumber - 49.0) / 12.0) * 440.0);</text:p>
      <text:p text:style-name="P2"><text:s text:c="2"/>}</text:p>
      <text:p text:style-name="P2"/>
      <text:p text:style-name="P2"><text:s text:c="2"/>// Otherwise return zero</text:p>
      <text:p text:style-name="P2"><text:s text:c="2"/>return 0;</text:p>
      <text:p text:style-name="P2">}</text:p>
      <text:p text:style-name="P2"/>
      <text:p text:style-name="P2">/*</text:p>
      <text:p text:style-name="P2"><text:s/>* Delay for a number of microseconds. This is necessary because</text:p>
      <text:p text:style-name="P2"><text:s/>* delayMicroseconds() has an upper limit.</text:p>
      <text:p text:style-name="P2"><text:s/>* </text:p>
      <text:p text:style-name="P2"><text:s/>* us - The delay in microseconds</text:p>
      <text:p text:style-name="P2"><text:s/>*/</text:p>
      <text:p text:style-name="P2">void wait(long us) {</text:p>
      <text:p text:style-name="P2"><text:s text:c="2"/>// First delay for the number of whole milliseconds using delay()</text:p>
      <text:p text:style-name="P2"><text:s text:c="2"/>delay(us / 1000);</text:p>
      <text:p text:style-name="P2"><text:s text:c="2"/>// Then delay for the remainder of microseconds using delayMicroseconds()</text:p>
      <text:p text:style-name="P2"><text:s text:c="2"/>delayMicroseconds(us % 1000);</text:p>
      <text:p text:style-name="P2">}</text:p>
      <text:p text:style-name="P2"/>
      <text:p text:style-name="P2">void loop() {</text:p>
      <text:p text:style-name="P2"><text:s text:c="2"/>// Not used. Music will play once.</text:p>
      <text:p text:style-name="P2">}</text:p>
      <text:p text:style-name="P2"/>
      <text:p text:style-name="P2"/>
      <text:p text:style-name="P2"><text:soft-page-break/></text:p>
      <text:p text:style-name="P5">7 # HELLOW WORLD:</text:p>
      <text:p text:style-name="P8"/>
      <text:p text:style-name="P9">/*</text:p>
      <text:p text:style-name="P9"><text:s/>* rosserial Publisher Example</text:p>
      <text:p text:style-name="P9"><text:s/>* Prints "hello world!"</text:p>
      <text:p text:style-name="P9"><text:s/>*/</text:p>
      <text:p text:style-name="P9"/>
      <text:p text:style-name="P9">#include &lt;ros.h&gt;</text:p>
      <text:p text:style-name="P9">#include &lt;std_msgs/String.h&gt;</text:p>
      <text:p text:style-name="P9"/>
      <text:p text:style-name="P9">ros::NodeHandle <text:s/>nh;</text:p>
      <text:p text:style-name="P9"/>
      <text:p text:style-name="P9">std_msgs::String str_msg;</text:p>
      <text:p text:style-name="P9">ros::Publisher chatter("chatter", &amp;str_msg);</text:p>
      <text:p text:style-name="P9"/>
      <text:p text:style-name="P9">char hello[13] = "hello world!";</text:p>
      <text:p text:style-name="P9"/>
      <text:p text:style-name="P9">void setup()</text:p>
      <text:p text:style-name="P9">{</text:p>
      <text:p text:style-name="P9"><text:s text:c="2"/>nh.initNode();</text:p>
      <text:p text:style-name="P9"><text:s text:c="2"/>nh.advertise(chatter);</text:p>
      <text:p text:style-name="P9">}</text:p>
      <text:p text:style-name="P9"/>
      <text:p text:style-name="P9">void loop()</text:p>
      <text:p text:style-name="P9">{</text:p>
      <text:p text:style-name="P9"><text:s text:c="2"/>str_msg.data = hello;</text:p>
      <text:p text:style-name="P9"><text:s text:c="2"/>chatter.publish( &amp;str_msg );</text:p>
      <text:p text:style-name="P9"><text:s text:c="2"/>nh.spinOnce();</text:p>
      <text:p text:style-name="P9"><text:s text:c="2"/>delay(1000);</text:p>
      <text:p text:style-name="P9">}</text:p>
      <text:p text:style-name="P9"/>
      <text:p text:style-name="P9"/>
      <text:p text:style-name="P7">8 # <text:s/><text:span text:style-name="T1">WATER SENSOR:</text:span></text:p>
      <text:p text:style-name="P10"/>
      <text:p text:style-name="P10">#include "LiquidCrystal.h"</text:p>
      <text:p text:style-name="P10">LiquidCrystal lcd(12, 11, 5, 4, 3, 2);</text:p>
      <text:p text:style-name="P10"/>
      <text:p text:style-name="P10">#define Water_detector 8 </text:p>
      <text:p text:style-name="P10">#define LED 9 </text:p>
      <text:p text:style-name="P10"/>
      <text:p text:style-name="P10"/>
      <text:p text:style-name="P10">void setup() </text:p>
      <text:p text:style-name="P10">{ <text:s/>pinMode(Water_detector, INPUT); </text:p>
      <text:p text:style-name="P10"><text:s text:c="3"/>pinMode(LED, OUTPUT); </text:p>
      <text:p text:style-name="P10"><text:s text:c="3"/>Serial.begin(9600); <text:s/></text:p>
      <text:p text:style-name="P10"><text:s text:c="3"/>lcd.begin(16, 2); <text:s text:c="8"/></text:p>
      <text:p text:style-name="P10"><text:s text:c="3"/></text:p>
      <text:p text:style-name="P10"><text:soft-page-break/><text:s text:c="2"/></text:p>
      <text:p text:style-name="P10"><text:s text:c="2"/></text:p>
      <text:p text:style-name="P10"><text:s text:c="3"/></text:p>
      <text:p text:style-name="P10">}</text:p>
      <text:p text:style-name="P10">void loop() </text:p>
      <text:p text:style-name="P10">{ <text:s/>if( digitalRead(Water_detector) == LOW) </text:p>
      <text:p text:style-name="P10"><text:s text:c="3"/>{ <text:s text:c="2"/>Serial.println("No water");</text:p>
      <text:p text:style-name="P10"><text:s text:c="7"/>lcd.print("No Water");</text:p>
      <text:p text:style-name="P10"><text:s text:c="7"/>digitalWrite(LED,LOW); <text:s text:c="11"/></text:p>
      <text:p text:style-name="P10"><text:s text:c="3"/>}</text:p>
      <text:p text:style-name="P10"><text:s text:c="3"/>else </text:p>
      <text:p text:style-name="P10"><text:s text:c="3"/>{ <text:s text:c="2"/>Serial.println("Water");</text:p>
      <text:p text:style-name="P10"><text:s text:c="7"/>lcd.print("Water");</text:p>
      <text:p text:style-name="P10"><text:s text:c="7"/>digitalWrite(LED,HIGH); <text:s text:c="10"/></text:p>
      <text:p text:style-name="P10"><text:s text:c="3"/>} <text:s text:c="6"/></text:p>
      <text:p text:style-name="P10"><text:s text:c="2"/></text:p>
      <text:p text:style-name="P10"><text:s text:c="3"/>lcd.clear();</text:p>
      <text:p text:style-name="P10"/>
      <text:p text:style-name="P10">}</text:p>
      <text:p text:style-name="P10"/>
      <text:p text:style-name="P10"/>
      <text:p text:style-name="P10"/>
      <text:p text:style-name="P10"/>
      <text:p text:style-name="P22">9 # <text:span text:style-name="T14">IR SENSOR INTERFACING:</text:span></text:p>
      <text:p text:style-name="P24">#include &lt;ros.h&gt;</text:p>
      <text:p text:style-name="P24">#include &lt;ros/time.h&gt;</text:p>
      <text:p text:style-name="P24">#include &lt;sensor_msgs/Range.h&gt;</text:p>
      <text:p text:style-name="P24"/>
      <text:p text:style-name="P24">ros::NodeHandle <text:s/>nh;</text:p>
      <text:p text:style-name="P24">sensor_msgs::Range range_msg;</text:p>
      <text:p text:style-name="P24">ros::Publisher pub_range( "range_data", &amp;range_msg);</text:p>
      <text:p text:style-name="P24"/>
      <text:p text:style-name="P24">#include &lt;LiquidCrystal.h&gt;</text:p>
      <text:p text:style-name="P24">LiquidCrystal lcd(9,8,7,6,5,4);</text:p>
      <text:p text:style-name="P24">const int analog_pin = 0;</text:p>
      <text:p text:style-name="P24"/>
      <text:p text:style-name="P24">float getRange(int pin_num)</text:p>
      <text:p text:style-name="P24">{ <text:s text:c="2"/>int sample = analogRead(pin_num);</text:p>
      <text:p text:style-name="P24"><text:s text:c="4"/></text:p>
      <text:p text:style-name="P24"><text:s text:c="4"/>Serial.println(sample); </text:p>
      <text:p text:style-name="P24"><text:s text:c="4"/>lcd.print( sample <text:s/>); </text:p>
      <text:p text:style-name="P24"><text:s text:c="4"/>delay(100);</text:p>
      <text:p text:style-name="P24"><text:s text:c="4"/>lcd.clear(); </text:p>
      <text:p text:style-name="P24"><text:s text:c="4"/>return (sample); <text:s text:c="2"/>}</text:p>
      <text:p text:style-name="P24">void setup()</text:p>
      <text:p text:style-name="P24">{ <text:s/>nh.initNode();</text:p>
      <text:p text:style-name="P24"><text:s text:c="3"/>nh.advertise(pub_range);</text:p>
      <text:p text:style-name="P24"><text:s text:c="3"/></text:p>
      <text:p text:style-name="P24"><text:soft-page-break/><text:s text:c="3"/>lcd.begin(16, 2);</text:p>
      <text:p text:style-name="P24"><text:s text:c="3"/>lcd.setCursor(0, 0);</text:p>
      <text:p text:style-name="P24"><text:s text:c="3"/>Serial.begin(9600); <text:s text:c="13"/>}</text:p>
      <text:p text:style-name="P24">void loop()</text:p>
      <text:p text:style-name="P24">{ <text:s text:c="2"/>range_msg.range = getRange(analog_pin);</text:p>
      <text:p text:style-name="P24"><text:s text:c="4"/>pub_range.publish(&amp;range_msg);</text:p>
      <text:p text:style-name="P24"><text:s text:c="4"/>nh.spinOnce();</text:p>
      <text:p text:style-name="P24"><text:s text:c="4"/></text:p>
      <text:p text:style-name="P24"><text:s text:c="24"/>}</text:p>
      <text:p text:style-name="P24"/>
      <text:p text:style-name="P23"><text:span text:style-name="T14">10</text:span> #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09:08:07.595649884</meta:creation-date>
    <meta:generator>LibreOffice/6.0.7.3$Linux_X86_64 LibreOffice_project/00m0$Build-3</meta:generator>
    <dc:date>2020-11-12T09:07:35.405879329</dc:date>
    <meta:editing-duration>PT1H33M54S</meta:editing-duration>
    <meta:editing-cycles>8</meta:editing-cycles>
    <meta:document-statistic meta:table-count="0" meta:image-count="0" meta:object-count="0" meta:page-count="11" meta:paragraph-count="363" meta:word-count="1241" meta:character-count="9031" meta:non-whitespace-character-count="7486"/>
  </office:meta>
</office:document-meta>
</file>